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61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0.99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7.502cm"/>
    </style:style>
    <style:style style:name="co6" style:family="table-column">
      <style:table-column-properties fo:break-before="auto" style:column-width="0.89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0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i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CONCIATU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– Progetto: 70 ore</text:p>
          </table:table-cell>
          <table:table-cell/>
          <table:table-cell office:value-type="string" calcext:value-type="string">
            <text:p>Or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9">
            <text:p>Numeri naturali</text:p>
          </table:table-cell>
          <table:table-cell office:value-type="string" calcext:value-type="string">
            <text:p>Numeri naturali e significato delle cif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appresentazione dei natural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Ordinamento dei natural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Operazioni con i natural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levamento a potenz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oprietà delle poten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spressioni con i natural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umeri decimal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3:.C10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6">
            <text:p>Numeri interi</text:p>
          </table:table-cell>
          <table:table-cell office:value-type="string" calcext:value-type="string">
            <text:p>Significato dei numeri relativi con esemp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appresentazione degli interi, modulo e segn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Ordinamento degli inter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Operazioni con gli inter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spressioni con gli inter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12:.C1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5">
            <text:p>Unità di misura</text:p>
          </table:table-cell>
          <table:table-cell office:value-type="string" calcext:value-type="string">
            <text:p>Lunghezza, capacità, peso, temp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Unità di misura deriva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ultipli e sottomultipl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quivalen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18:.C2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6">
            <text:p>Compravendita</text:p>
          </table:table-cell>
          <table:table-cell office:value-type="string" calcext:value-type="string">
            <text:p>I termini della compravendi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sempi di compravendita in acconciatur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colo della spes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colo del ricav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Guadagno o perdita?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23:.C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13">
            <text:p>Numeri razionali</text:p>
          </table:table-cell>
          <table:table-cell office:value-type="string" calcext:value-type="string">
            <text:p>Divisibilità tra inter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umeri prim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composizione in fattori prim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CD e mc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efinizione e rappresentazione delle frazion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e frazioni in acconciatu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razioni equivalenti e semplificazi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razioni proprie, improprie e apparent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mma e differenza di frazion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odotto e quoziente di frazion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otenze di frazioni, esponenti negativ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spressioni con le frazion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29:.C40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7">
            <text:p>Proporzionalità</text:p>
          </table:table-cell>
          <table:table-cell office:value-type="string" calcext:value-type="string">
            <text:p>Significato delle proporzion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e proporzioni in acconciatu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colo del termine incognit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oporzionalità diretta ed esemp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oporzionalità inversa ed esemp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oblemi su proporzionalità diretta e invers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42:.C47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7">
            <text:p>Percentuali</text:p>
          </table:table-cell>
          <table:table-cell office:value-type="string" calcext:value-type="string">
            <text:p>Significato percentuale sotto e sopra al 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appresentazione grafica delle percentual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colo della parte percentua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colo del tass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colo del tota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oblem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49:.C5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5">
            <text:p>Aumenti e sconti percentuali</text:p>
          </table:table-cell>
          <table:table-cell office:value-type="string" calcext:value-type="string">
            <text:p>Scont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sempi di promozioni e calcol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ument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oblem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56:.C59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6">
            <text:p>IVA</text:p>
          </table:table-cell>
          <table:table-cell office:value-type="string" calcext:value-type="string">
            <text:p>Significato dell’IV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liquote IV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colo dell’IV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corporo dell’IV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oblem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61:.C6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6">
            <text:p>Geometria:triangoli</text:p>
          </table:table-cell>
          <table:table-cell office:value-type="string" calcext:value-type="string">
            <text:p>Enti geometric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inee e angoli in acconciatu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ermini geometrici in acconciatu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lassificazione dei triangol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erimetro e area dei triangol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67:.C71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Geometria: quadrilateri</text:p>
          </table:table-cell>
          <table:table-cell office:value-type="string" calcext:value-type="string">
            <text:p>Classificazione dei quadrilater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erimetro e area dei quadrilater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73:.C7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5">
            <text:p>Geometria: teorema di Pitagora</text:p>
          </table:table-cell>
          <table:table-cell office:value-type="string" calcext:value-type="string">
            <text:p>Enunciato del teorem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isualizzazione dell’enunciat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pplicazioni pratiche del teorem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colo dell’ipotenusa e dei catet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76:.C79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Geometria: cerchio</text:p>
          </table:table-cell>
          <table:table-cell office:value-type="string" calcext:value-type="string">
            <text:p>Calcolo della circonferenz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colo dell’are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81:.C8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4">
            <text:p>Geometria: figure semplici e composte</text:p>
          </table:table-cell>
          <table:table-cell office:value-type="string" calcext:value-type="string">
            <text:p>Calcolo perimetro figure compos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colo area figure compos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84:.C8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Totale corso</text:p>
          </table:table-cell>
          <table:table-cell table:formula="of:=SUM([.C3:.C87])/2" office:value-type="float" office:value="70" calcext:value-type="float">
            <text:p>70</text:p>
          </table:table-cell>
          <table:table-cell table:number-columns-repeated="3"/>
        </table:table-row>
      </table:table>
      <table:table table:name="Seconda" table:style-name="ta1"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 – Progetto: 50 ore</text:p>
          </table:table-cell>
          <table:table-cell/>
          <table:table-cell office:value-type="string" calcext:value-type="string">
            <text:p>Ore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13">
            <text:p>Numeri razionali</text:p>
          </table:table-cell>
          <table:table-cell office:value-type="string" calcext:value-type="string">
            <text:p>Divisibilità tra inte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Numeri pri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omposizione in fattori pri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MCD e m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Definizione e rappresentazione delle frazio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Le frazioni in acconciat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razioni equivalenti e semplificazi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razioni proprie, improprie e apparent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omma e differenza di frazio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odotto e quoziente di frazio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otenze di frazioni, esponenti negativ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Espressioni con le frazio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3:.C14])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7">
            <text:p>Proporzionalità</text:p>
          </table:table-cell>
          <table:table-cell office:value-type="string" calcext:value-type="string">
            <text:p>Significato delle proporzio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Le proporzioni in acconciat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Calcolo del termine incogni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Proporzionalità diretta ed esem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oporzionalità inversa ed esem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oblemi su proporzionalità diretta e inver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16:.C21])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7">
            <text:p>Percentuali</text:p>
          </table:table-cell>
          <table:table-cell office:value-type="string" calcext:value-type="string">
            <text:p>Significato percentuale sotto e sopra al 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Rappresentazione grafica delle percentua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Calcolo della parte percentu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Calcolo del tas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Calcolo del to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oble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23:.C28])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5">
            <text:p>Aumenti e sconti percentuali</text:p>
          </table:table-cell>
          <table:table-cell office:value-type="string" calcext:value-type="string">
            <text:p>Scon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Esempi di promozioni e calco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Aumen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oble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30:.C33])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6">
            <text:p>IVA</text:p>
          </table:table-cell>
          <table:table-cell office:value-type="string" calcext:value-type="string">
            <text:p>Significato dell’IVA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liquote IVA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alcolo dell’IVA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orporo dell’IVA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blemi</text:p>
          </table:table-cell>
          <table:table-cell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35:.C39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8">
            <text:p>Monomi</text:p>
          </table:table-cell>
          <table:table-cell office:value-type="string" calcext:value-type="string">
            <text:p>Ripasso proprietà delle potenz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troduzione all’algebra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onomi e proprietà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omma di monom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dotto di monom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Quoziente di monom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tenza di monomi</text:p>
          </table:table-cell>
          <table:table-cell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41:.C47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Polinomi</text:p>
          </table:table-cell>
          <table:table-cell office:value-type="string" calcext:value-type="string">
            <text:p>Polinom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Operazioni coi polinom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dotti notevoli</text:p>
          </table:table-cell>
          <table:table-cell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49:.C51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6">
            <text:p>Equazioni</text:p>
          </table:table-cell>
          <table:table-cell office:value-type="string" calcext:value-type="string">
            <text:p>Definizione di equazi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ignificato delle equazion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quazioni determinate, indeterminate, impossibil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etodo di soluzione per le equazion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quazioni di primo grado</text:p>
          </table:table-cell>
          <table:table-cell/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53:.C57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Problemi con equazioni</text:p>
          </table:table-cell>
          <table:table-cell office:value-type="string" calcext:value-type="string">
            <text:p>Individuazione dell’incogni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Impostazione dell’equazi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oblemi risolvibili con equazioni di primo gra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59:.C61])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5">
            <text:p>Geometria: superfici e volumi</text:p>
          </table:table-cell>
          <table:table-cell office:value-type="string" calcext:value-type="string">
            <text:p>Definizione delle principali figure sol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Volume e superficie del cu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Volume e superficie del parallelepipe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Volume e superficie della piram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63:.C66])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5">
            <text:p>Geometria: solidi di rotazione</text:p>
          </table:table-cell>
          <table:table-cell office:value-type="string" calcext:value-type="string">
            <text:p>Definizione solido di rotazi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Volume e superficie del cilind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Volume e superficie del co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Volume e superficie della sfe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Totale</text:p>
          </table:table-cell>
          <table:table-cell table:style-name="ce4" table:formula="of:=SUM([.C68:.C71])"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Totale corso</text:p>
          </table:table-cell>
          <table:table-cell table:formula="of:=SUM([.C3:.C75])/2"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9:52:45.003311124</meta:creation-date>
    <dc:date>2024-10-12T19:00:47.857081781</dc:date>
    <meta:editing-duration>PT2H32M13S</meta:editing-duration>
    <meta:editing-cycles>34</meta:editing-cycles>
    <meta:generator>LibreOffice/7.3.7.2$Linux_X86_64 LibreOffice_project/30$Build-2</meta:generator>
    <meta:document-statistic meta:table-count="2" meta:cell-count="322" meta:object-count="0"/>
  </office:meta>
</office:document-meta>
</file>